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50000009DE20FBBA5D9786861.png" manifest:media-type="image/png"/>
  <manifest:file-entry manifest:full-path="Pictures/1000020100000573000000597E1144B829BBA52C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4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5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rsid="00259321" officeooo:paragraph-rsid="00259321" style:font-size-asian="10pt" style:font-size-complex="10pt" fo:hyphenate="true" fo:hyphenation-remain-char-count="2" fo:hyphenation-push-char-count="2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 style:list-style-name="L3"/>
    <style:style style:name="P9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0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1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2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3" style:family="paragraph" style:parent-style-name="Heading_20_3">
      <style:paragraph-properties fo:text-align="center" style:justify-single-word="false"/>
      <style:text-properties officeooo:paragraph-rsid="0024c99c"/>
    </style:style>
    <style:style style:name="P14" style:family="paragraph" style:parent-style-name="Heading_20_3">
      <style:paragraph-properties fo:text-align="start" style:justify-single-word="false"/>
      <style:text-properties style:font-name="Alegreya Sans" fo:font-size="12pt" officeooo:paragraph-rsid="0024c99c" style:font-size-asian="12pt" style:font-size-complex="12pt"/>
    </style:style>
    <style:style style:name="P15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6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7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634d" style:font-size-asian="18pt" style:font-size-complex="18pt" fo:hyphenate="true" fo:hyphenation-remain-char-count="2" fo:hyphenation-push-char-count="2"/>
    </style:style>
    <style:style style:name="P18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c99c" style:font-size-asian="18pt" style:font-size-complex="18pt" fo:hyphenate="true" fo:hyphenation-remain-char-count="2" fo:hyphenation-push-char-count="2"/>
    </style:style>
    <style:style style:name="P19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20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P21" style:family="paragraph" style:parent-style-name="Heading_20_2"/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style-asian="normal" style:font-style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<draw:frame draw:style-name="fr3" draw:name="Image1" text:anchor-type="as-char" svg:width="2.1299in" svg:height="0.25in" draw:z-index="0"><draw:image xlink:href="Pictures/10000201000005350000009DE20FBBA5D9786861.png" xlink:type="simple" xlink:show="embed" xlink:actuate="onLoad" loext:mime-type="image/png"/></draw:frame></text:h>
      <text:h text:style-name="P14" text:outline-level="3"/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page_5f_background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5F71098C01EEAD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6"/><text:span text:style-name="MT1">ТВОЙ ХОД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00:27:18.651003945</dc:date>
    <meta:editing-duration>PT35M11S</meta:editing-duration>
    <meta:editing-cycles>8</meta:editing-cycles>
    <meta:generator>LibreOffice/6.1.0.3$Linux_X86_64 LibreOffice_project/10$Build-3</meta:generator>
    <meta:document-statistic meta:table-count="0" meta:image-count="3" meta:object-count="0" meta:page-count="1" meta:paragraph-count="2" meta:word-count="2" meta:character-count="14" meta:non-whitespace-character-count="7"/>
  </office:meta>
</office:document-meta>
</file>